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2f84a" officeooo:paragraph-rsid="0012f84a"/>
    </style:style>
    <style:style style:name="P2" style:family="paragraph" style:parent-style-name="Standard">
      <style:text-properties officeooo:rsid="00142f86" officeooo:paragraph-rsid="00142f86"/>
    </style:style>
    <style:style style:name="P3" style:family="paragraph" style:parent-style-name="Standard">
      <style:text-properties officeooo:rsid="0015c2a6" officeooo:paragraph-rsid="0015c2a6"/>
    </style:style>
    <style:style style:name="P4" style:family="paragraph" style:parent-style-name="Standard">
      <style:text-properties officeooo:paragraph-rsid="0015c2a6"/>
    </style:style>
    <style:style style:name="P5" style:family="paragraph" style:parent-style-name="Standard">
      <style:text-properties officeooo:paragraph-rsid="0012f84a"/>
    </style:style>
    <style:style style:name="P6" style:family="paragraph" style:parent-style-name="Standard">
      <style:text-properties officeooo:rsid="0015c2a6" officeooo:paragraph-rsid="0012f84a"/>
    </style:style>
    <style:style style:name="P7" style:family="paragraph" style:parent-style-name="Standard">
      <style:text-properties officeooo:paragraph-rsid="0018e7f8"/>
    </style:style>
    <style:style style:name="T1" style:family="text">
      <style:text-properties officeooo:rsid="0014a0da"/>
    </style:style>
    <style:style style:name="T2" style:family="text">
      <style:text-properties officeooo:rsid="00159a1f"/>
    </style:style>
    <style:style style:name="T3" style:family="text">
      <style:text-properties officeooo:rsid="0015c2a6"/>
    </style:style>
    <style:style style:name="T4" style:family="text">
      <style:text-properties officeooo:rsid="0018e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Bring out the film lover in you. Test your memory and your love </text:span><text:span text:style-name="T4">to</text:span><text:span text:style-name="T3"> cinema by trying to guess the title based on a frame fragment.</text:span></text:p>
      <text:p text:style-name="P6"/>
      <text:p text:style-name="P6">Each level has 30 frames, hit at least 20 to go to the next one. There are levels for everyone: easy, difficult, thematic and even impossible levels.</text:p>
      <text:p text:style-name="P6"/>
      <text:p text:style-name="P6">This application is in continuos development and more levels are being added as time passes.</text:p>
      <text:p text:style-name="P6"/>
      <text:p text:style-name="P7"><text:span text:style-name="T3">This application does not contain ads or integrated payments. The code is free software and is licensed under the GPL version 3 or later. Original graphic resources, such as icons and vector designs, are licensed under the </text:span>Creative Commons Attribution-NonCommercial 4.0 International License<text:span text:style-name="T3">.</text:span></text:p>
      <text:p text:style-name="P6"/>
      <text:p text:style-name="P5"><text:span text:style-name="T4">Visit the project in</text:span><text:span text:style-name="T3"> GitHub (https://github.com/1noro/MoviePic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9T13:01:18.931904110</meta:creation-date>
    <dc:date>2020-10-19T13:54:40.832608980</dc:date>
    <meta:editing-duration>PT21M49S</meta:editing-duration>
    <meta:editing-cycles>7</meta:editing-cycles>
    <meta:generator>LibreOffice/7.0.2.2$Linux_X86_64 LibreOffice_project/00$Build-2</meta:generator>
    <meta:document-statistic meta:table-count="0" meta:image-count="0" meta:object-count="0" meta:page-count="1" meta:paragraph-count="5" meta:word-count="117" meta:character-count="726" meta:non-whitespace-character-count="614"/>
  </office:meta>
</office:document-meta>
</file>